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Arial" officeooo:rsid="00005804" officeooo:paragraph-rsid="00005804"/>
    </style:style>
    <style:style style:name="P2" style:family="paragraph" style:parent-style-name="Standard">
      <style:text-properties style:font-name="Arial" officeooo:rsid="00005804" officeooo:paragraph-rsid="0001fd4c"/>
    </style:style>
    <style:style style:name="P3" style:family="paragraph" style:parent-style-name="Standard">
      <style:text-properties style:font-name="Arial" officeooo:rsid="00005804" officeooo:paragraph-rsid="0007a07a"/>
    </style:style>
    <style:style style:name="P4" style:family="paragraph" style:parent-style-name="Standard">
      <style:text-properties style:font-name="Arial" officeooo:rsid="0001fd4c" officeooo:paragraph-rsid="0001fd4c"/>
    </style:style>
    <style:style style:name="P5" style:family="paragraph" style:parent-style-name="Standard">
      <style:text-properties style:font-name="Arial" officeooo:rsid="0001fd4c" officeooo:paragraph-rsid="001ff65f"/>
    </style:style>
    <style:style style:name="P6" style:family="paragraph" style:parent-style-name="Standard">
      <style:text-properties style:font-name="Arial" officeooo:rsid="0000714a" officeooo:paragraph-rsid="0000714a"/>
    </style:style>
    <style:style style:name="P7" style:family="paragraph" style:parent-style-name="Standard">
      <style:paragraph-properties fo:text-align="start" style:justify-single-word="false"/>
      <style:text-properties style:font-name="Arial" officeooo:rsid="0017f099" officeooo:paragraph-rsid="0017f099"/>
    </style:style>
    <style:style style:name="P8" style:family="paragraph" style:parent-style-name="Standard">
      <style:text-properties style:font-name="Arial" officeooo:rsid="00116870" officeooo:paragraph-rsid="001ff65f"/>
    </style:style>
    <style:style style:name="P9" style:family="paragraph" style:parent-style-name="Standard">
      <style:text-properties style:font-name="Arial" fo:font-style="italic" officeooo:rsid="0001fd4c" officeooo:paragraph-rsid="001ff65f" style:font-style-asian="italic" style:font-style-complex="italic"/>
    </style:style>
    <style:style style:name="P10" style:family="paragraph" style:parent-style-name="Standard">
      <style:text-properties style:font-name="Arial" officeooo:rsid="0022e503" officeooo:paragraph-rsid="0022e503"/>
    </style:style>
    <style:style style:name="P11" style:family="paragraph" style:parent-style-name="Standard">
      <style:text-properties style:font-name="Arial" officeooo:rsid="002373cc" officeooo:paragraph-rsid="002373cc"/>
    </style:style>
    <style:style style:name="P12" style:family="paragraph" style:parent-style-name="Standard">
      <style:text-properties style:font-name="Arial" officeooo:rsid="0025f6a9" officeooo:paragraph-rsid="0025f6a9"/>
    </style:style>
    <style:style style:name="P13" style:family="paragraph" style:parent-style-name="Standard">
      <style:text-properties style:font-name="Arial" fo:font-weight="bold" officeooo:rsid="0022e503" officeooo:paragraph-rsid="0022e503" style:font-weight-asian="bold" style:font-weight-complex="bold"/>
    </style:style>
    <style:style style:name="P14" style:family="paragraph" style:parent-style-name="Standard">
      <style:text-properties style:font-name="Arial" fo:font-weight="bold" officeooo:rsid="00116870" officeooo:paragraph-rsid="001ff65f" style:font-weight-asian="bold" style:font-weight-complex="bold"/>
    </style:style>
    <style:style style:name="P15" style:family="paragraph" style:parent-style-name="Standard">
      <style:text-properties style:font-name="Arial" fo:font-weight="bold" officeooo:rsid="0028bfe9" officeooo:paragraph-rsid="0028bfe9" style:font-weight-asian="bold" style:font-weight-complex="bold"/>
    </style:style>
    <style:style style:name="P16" style:family="paragraph" style:parent-style-name="Standard">
      <style:paragraph-properties fo:text-align="start" style:justify-single-word="false"/>
      <style:text-properties style:font-name="Arial" fo:font-weight="bold" officeooo:rsid="0028bfe9" officeooo:paragraph-rsid="0028bfe9" style:font-weight-asian="bold" style:font-weight-complex="bold"/>
    </style:style>
    <style:style style:name="P17" style:family="paragraph" style:parent-style-name="Standard">
      <style:paragraph-properties fo:text-align="start" style:justify-single-word="false"/>
      <style:text-properties style:font-name="Arial" fo:font-weight="normal" officeooo:rsid="0028bfe9" officeooo:paragraph-rsid="0028bfe9" style:font-weight-asian="normal" style:font-weight-complex="normal"/>
    </style:style>
    <style:style style:name="P18" style:family="paragraph" style:parent-style-name="Standard">
      <style:paragraph-properties fo:text-align="start" style:justify-single-word="false"/>
      <style:text-properties style:font-name="Arial" fo:font-weight="normal" officeooo:rsid="0017f099" officeooo:paragraph-rsid="0017f099" style:font-weight-asian="normal" style:font-weight-complex="normal"/>
    </style:style>
    <style:style style:name="P19" style:family="paragraph" style:parent-style-name="Standard">
      <style:text-properties style:font-name="Arial" fo:font-style="normal" fo:font-weight="normal" officeooo:rsid="003377e6" officeooo:paragraph-rsid="003377e6" style:font-style-asian="normal" style:font-weight-asian="normal" style:font-style-complex="normal" style:font-weight-complex="normal"/>
    </style:style>
    <style:style style:name="P20" style:family="paragraph" style:parent-style-name="Standard">
      <style:paragraph-properties fo:break-before="page"/>
      <style:text-properties style:font-name="Arial" officeooo:rsid="000979fe" officeooo:paragraph-rsid="000979fe"/>
    </style:style>
    <style:style style:name="P21" style:family="paragraph" style:parent-style-name="Standard">
      <loext:graphic-properties draw:fill="none"/>
      <style:paragraph-properties fo:margin-left="0.499cm" fo:margin-right="0cm" fo:text-indent="0cm" style:auto-text-indent="false" fo:background-color="transparent"/>
      <style:text-properties style:font-name="Arial" officeooo:rsid="0025f6a9" officeooo:paragraph-rsid="0025f6a9"/>
    </style:style>
    <style:style style:name="P22" style:family="paragraph" style:parent-style-name="Standard">
      <loext:graphic-properties draw:fill="none"/>
      <style:paragraph-properties fo:margin-left="0.499cm" fo:margin-right="0cm" fo:text-indent="0cm" style:auto-text-indent="false" fo:background-color="transparent"/>
      <style:text-properties style:font-name="Arial" officeooo:rsid="002730df" officeooo:paragraph-rsid="002730df"/>
    </style:style>
    <style:style style:name="P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24"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8bfe9" officeooo:paragraph-rsid="0028bfe9" style:font-weight-asian="bold" style:font-weight-complex="bold"/>
    </style:style>
    <style:style style:name="P25"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26" style:family="paragraph" style:parent-style-name="Standard">
      <loext:graphic-properties draw:fill="none"/>
      <style:paragraph-properties fo:margin-left="1cm" fo:margin-right="0cm" fo:text-indent="0cm" style:auto-text-indent="false" fo:background-color="transparent"/>
      <style:text-properties style:font-name="Arial" fo:font-weight="bold" officeooo:rsid="002730df" officeooo:paragraph-rsid="002730df" style:font-weight-asian="bold" style:font-weight-complex="bold"/>
    </style:style>
    <style:style style:name="P27"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730df" officeooo:paragraph-rsid="002730df" style:font-style-asian="normal" style:font-weight-asian="normal" style:font-style-complex="normal" style:font-weight-complex="normal"/>
    </style:style>
    <style:style style:name="P28"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aeca0" officeooo:paragraph-rsid="002aeca0" style:font-style-asian="normal" style:font-weight-asian="normal" style:font-style-complex="normal" style:font-weight-complex="normal"/>
    </style:style>
    <style:style style:name="P29"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30" style:family="paragraph" style:parent-style-name="Standard">
      <loext:graphic-properties draw:fill="none"/>
      <style:paragraph-properties fo:margin-left="1cm" fo:margin-right="0cm" fo:text-indent="0cm" style:auto-text-indent="false" fo:background-color="transparent"/>
      <style:text-properties style:font-name="Arial" fo:font-style="normal" officeooo:rsid="002c43da" officeooo:paragraph-rsid="002c43da" style:font-style-asian="normal" style:font-style-complex="normal"/>
    </style:style>
    <style:style style:name="P3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32"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33"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d0066" officeooo:paragraph-rsid="002c43da" style:font-style-asian="normal" style:font-weight-asian="normal" style:font-style-complex="normal" style:font-weight-complex="normal"/>
    </style:style>
    <style:style style:name="P34" style:family="paragraph" style:parent-style-name="Standard">
      <style:text-properties style:font-name="Arial" fo:font-weight="bold" officeooo:rsid="0028bfe9" officeooo:paragraph-rsid="001ff65f" style:font-weight-asian="bold" style:font-weight-complex="bold"/>
    </style:style>
    <style:style style:name="P35" style:family="paragraph" style:parent-style-name="Standard">
      <style:text-properties style:font-name="Arial" officeooo:rsid="003377e6" officeooo:paragraph-rsid="00361042"/>
    </style:style>
    <style:style style:name="P36" style:family="paragraph" style:parent-style-name="Standard">
      <style:text-properties style:font-name="Arial" fo:font-style="normal" fo:font-weight="bold" officeooo:rsid="0028bfe9" officeooo:paragraph-rsid="0028bfe9"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style:font-name="Arial" officeooo:rsid="0036c214" officeooo:paragraph-rsid="0036c214"/>
    </style:style>
    <style:style style:name="P38" style:family="paragraph" style:parent-style-name="Standard">
      <style:paragraph-properties fo:break-before="page"/>
      <style:text-properties style:font-name="Arial" fo:font-style="normal" fo:font-weight="bold" officeooo:rsid="0028bfe9" officeooo:paragraph-rsid="0028bfe9" style:font-style-asian="normal" style:font-weight-asian="bold" style:font-style-complex="normal" style:font-weight-complex="bold"/>
    </style:style>
    <style:style style:name="P39"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officeooo:rsid="0036c214" officeooo:paragraph-rsid="0036c214"/>
    </style:style>
    <style:style style:name="P4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officeooo:rsid="0036c214" officeooo:paragraph-rsid="0036c214"/>
    </style:style>
    <style:style style:name="P4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6c214" officeooo:paragraph-rsid="0036c214" style:font-weight-asian="normal" style:font-weight-complex="normal"/>
    </style:style>
    <style:style style:name="T1" style:family="text">
      <style:text-properties officeooo:rsid="0000714a"/>
    </style:style>
    <style:style style:name="T2" style:family="text">
      <style:text-properties officeooo:rsid="0001fd4c"/>
    </style:style>
    <style:style style:name="T3" style:family="text">
      <style:text-properties fo:font-style="italic" style:font-style-asian="italic" style:font-style-complex="italic"/>
    </style:style>
    <style:style style:name="T4" style:family="text">
      <style:text-properties fo:font-style="italic" officeooo:rsid="00248749" style:font-style-asian="italic" style:font-style-complex="italic"/>
    </style:style>
    <style:style style:name="T5" style:family="text">
      <style:text-properties fo:font-style="italic" fo:font-weight="normal" officeooo:rsid="002d0066" style:font-style-asian="italic" style:font-weight-asian="normal" style:font-style-complex="italic" style:font-weight-complex="normal"/>
    </style:style>
    <style:style style:name="T6" style:family="text">
      <style:text-properties officeooo:rsid="00101d94"/>
    </style:style>
    <style:style style:name="T7" style:family="text">
      <style:text-properties officeooo:rsid="0018dadf"/>
    </style:style>
    <style:style style:name="T8" style:family="text">
      <style:text-properties fo:font-style="normal" style:font-style-asian="normal" style:font-style-complex="normal"/>
    </style:style>
    <style:style style:name="T9" style:family="text">
      <style:text-properties fo:font-style="normal" officeooo:rsid="001ff65f" style:font-style-asian="normal" style:font-style-complex="normal"/>
    </style:style>
    <style:style style:name="T10" style:family="text">
      <style:text-properties fo:font-style="normal" officeooo:rsid="002730df" style:font-style-asian="normal" style:font-style-complex="normal"/>
    </style:style>
    <style:style style:name="T11" style:family="text">
      <style:text-properties fo:font-style="normal" officeooo:rsid="0028bfe9" style:font-style-asian="normal" style:font-style-complex="normal"/>
    </style:style>
    <style:style style:name="T12" style:family="text">
      <style:text-properties fo:font-style="normal" officeooo:rsid="002aeca0" style:font-style-asian="normal" style:font-style-complex="normal"/>
    </style:style>
    <style:style style:name="T13" style:family="text">
      <style:text-properties officeooo:rsid="002158e9"/>
    </style:style>
    <style:style style:name="T14" style:family="text">
      <style:text-properties officeooo:rsid="00248749"/>
    </style:style>
    <style:style style:name="T15" style:family="text">
      <style:text-properties officeooo:rsid="0028bfe9"/>
    </style:style>
    <style:style style:name="T16" style:family="text">
      <style:text-properties officeooo:rsid="0028f456"/>
    </style:style>
    <style:style style:name="T17" style:family="text">
      <style:text-properties fo:font-weight="normal" style:font-weight-asian="normal" style:font-weight-complex="normal"/>
    </style:style>
    <style:style style:name="T18" style:family="text">
      <style:text-properties fo:font-weight="normal" officeooo:rsid="002d0066" style:font-weight-asian="normal" style:font-weight-complex="normal"/>
    </style:style>
    <style:style style:name="T19" style:family="text">
      <style:text-properties fo:font-weight="normal" officeooo:rsid="002ea1cc" style:font-weight-asian="normal" style:font-weight-complex="normal"/>
    </style:style>
    <style:style style:name="T20" style:family="text">
      <style:text-properties fo:font-weight="bold" style:font-weight-asian="bold" style:font-weight-complex="bold"/>
    </style:style>
    <style:style style:name="T21" style:family="text">
      <style:text-properties officeooo:rsid="00361042"/>
    </style:style>
    <style:style style:name="T22" style:family="text">
      <style:text-properties officeooo:rsid="003881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Fundamentação</text:span> Teóric<text:span text:style-name="T6">a</text:span></text:p>
      <text:p text:style-name="P1"/>
      <text:p text:style-name="P4">[Perícia Forense]</text:p>
      <text:p text:style-name="P5"><text:tab/>Perícia <text:span text:style-name="T3">In Vivo</text:span></text:p>
      <text:p text:style-name="P4"><text:tab/><text:tab/>Local de informática</text:p>
      <text:p text:style-name="P4"><text:tab/><text:tab/>Local de internet</text:p>
      <text:p text:style-name="P5"><text:tab/></text:p>
      <text:p text:style-name="P5"><text:tab/>Perícia <text:span text:style-name="T3">Post Mortem</text:span></text:p>
      <text:p text:style-name="P5"><text:span text:style-name="T3"><text:tab/><text:tab/></text:span><text:span text:style-name="T8">Midia de armazenamento</text:span></text:p>
      <text:p text:style-name="P9"><text:tab/></text:p>
      <text:p text:style-name="P5"><text:span text:style-name="T3"><text:tab/></text:span><text:span text:style-name="T8">Aparelho</text:span><text:span text:style-name="T9">s</text:span><text:span text:style-name="T8"> móve</text:span><text:span text:style-name="T9">is</text:span></text:p>
      <text:p text:style-name="P1"/>
      <text:p text:style-name="P1">[Aquisição/Coleta de Evidências] </text:p>
      <text:p text:style-name="P1"><text:tab/>Duplicação dos dados –<text:span text:style-name="T1"> criar midia espelho da midia investigada</text:span></text:p>
      <text:p text:style-name="P1"><text:tab/>Bloqueadores de escrita –<text:span text:style-name="T1"> impede modificações na midia investigada</text:span></text:p>
      <text:p text:style-name="P1"><text:tab/>Cadeia de custódia –<text:span text:style-name="T1"> histórico de ações sobre a evidência coletada</text:span></text:p>
      <text:p text:style-name="P1"><text:tab/><text:tab/></text:p>
      <text:p text:style-name="P1">[Exame/Identificação de Evidências]</text:p>
      <text:p text:style-name="P1"><text:tab/>Recuperação –<text:span text:style-name="T1"> apagados, fragmentados, etc.</text:span></text:p>
      <text:p text:style-name="P1"><text:tab/>Integridade –<text:span text:style-name="T1"> hash, md5</text:span></text:p>
      <text:p text:style-name="P1"><text:tab/>Indexação –<text:span text:style-name="T1"> relacionar arq com soft</text:span></text:p>
      <text:p text:style-name="P1"/>
      <text:p text:style-name="P1">[Análise/Avaliação de Evidências]</text:p>
      <text:p text:style-name="P1"><text:tab/>Legibilidade de arquivos –<text:span text:style-name="T1"> converter para formatos legiveis</text:span></text:p>
      <text:p text:style-name="P3"><text:tab/>Descompressão –<text:span text:style-name="T1"> zip, rar, etc.</text:span></text:p>
      <text:p text:style-name="P3"><text:tab/>Objetivação da investigação – busca em arquivos específicos <text:span text:style-name="T1">relacionados aos tópicos a serem investigados</text:span></text:p>
      <text:p text:style-name="P1"/>
      <text:p text:style-name="P6">[Apresentação de Evidências/Provas]</text:p>
      <text:p text:style-name="P6"><text:tab/>Laudo – claro e objetivo</text:p>
      <text:p text:style-name="P6"><text:tab/><text:span text:style-name="T2">Estrutura do laudo</text:span></text:p>
      <text:p text:style-name="P6"><text:tab/>Anexos – midias, arq, etc.</text:p>
      <text:p text:style-name="P6"/>
      <text:p text:style-name="P2"/>
      <text:p text:style-name="P2"/>
      <text:p text:style-name="P20"><text:span text:style-name="T6">Fundamentação</text:span> Teóric<text:span text:style-name="T6">a</text:span></text:p>
      <text:p text:style-name="P10"/>
      <text:p text:style-name="P15">1. [CONSIDERAÇÕES]</text:p>
      <text:p text:style-name="P10">O tema abordado neste trabalho se trata de um processo que é realizado perante os crimes e fraudes digitais cometidos todos os dias ao redor do mundo. Este processo, chamado de Perícia Forense Computacional, assim como todas as áreas de investigação criminal é extremamente complexo e deve ser minuciosamente exato. </text:p>
      <text:p text:style-name="P11">Diante da complexidade deste processo, há a necessidade de ambientar, teoricamente, o leitor para que o mesmo possa compreender todos e quaisquer termos e conceitos utilizados para a explicação do trabalho.</text:p>
      <text:p text:style-name="P11">A fundamentação teórica será apresentada em cinco partes, onde será abordada a Perícia Forense Computacional e seus processos de Coleta, Exame, Análise e Apresentação de Evidências e/ou Provas.</text:p>
      <text:p text:style-name="P10"/>
      <text:p text:style-name="P13"><text:span text:style-name="T15">2. </text:span>[PERICIA FORENSE]</text:p>
      <text:p text:style-name="P10">Quando um crime/<text:span text:style-name="T14">fraude digital</text:span> é cometido, <text:span text:style-name="T14">existem várias maneiras de conduzir a perícia, que depende da situação pós crime, isto é, os vestígios deixados para trás. Estas investigações comumente são realizadas não na origem, mas na vítima, assim como em crimes não-digitais, e podem ser perícias </text:span><text:span text:style-name="T4">In Vivo</text:span><text:span text:style-name="T14"> ou </text:span><text:span text:style-name="T4">Post Mortem</text:span><text:span text:style-name="T14">.</text:span></text:p>
      <text:p text:style-name="P12"/>
      <text:p text:style-name="P23"><text:span text:style-name="T15">2.1. </text:span>[<text:span text:style-name="T15">IN VIVO</text:span>]</text:p>
      <text:p text:style-name="P21">A perícia <text:span text:style-name="T3">In Vivo </text:span><text:span text:style-name="T10">é a investigação que ocorre lo</text:span><text:span text:style-name="T12">g</text:span><text:span text:style-name="T10">o após o crime ter sido cometido, onde as evidências presentes se encontram em estado volátil e devem ser coletadas </text:span><text:span text:style-name="T12">o mais rápido e precisamente possível, </text:span><text:span text:style-name="T10">sem desligar ou alterar o estado dos dispositivos.</text:span></text:p>
      <text:p text:style-name="P31"><text:span text:style-name="T11">2.1.1. </text:span><text:span text:style-name="T8">[LOCAL DO CRIME/AMBIENTE DE TI]</text:span></text:p>
      <text:p text:style-name="P27"/>
      <text:p text:style-name="P26"><text:span text:style-name="T11">2.1.2. </text:span><text:span text:style-name="T8">[LOCAL DE INTERNET/SITES]</text:span></text:p>
      <text:p text:style-name="P27"/>
      <text:p text:style-name="P24">2.2. [POST MORTEM]</text:p>
      <text:p text:style-name="P22">Em contrapartida, a perícia <text:span text:style-name="T3">Post Mortem</text:span><text:span text:style-name="T8"> é realizada após os peritos deixarem o local do crime, examinando as evidências estáticas como mídias de armazenamento e não importando o estado dos dispositivos. </text:span><text:span text:style-name="T12">Esta, normalmente, é a etapa que leva mais tempo.</text:span></text:p>
      <text:p text:style-name="P32">2.2.1. [MIDIA DE ARMAZENAMENTO]</text:p>
      <text:p text:style-name="P28">Uma mídia de armazenamento é um dispositivo que contém dados armazenados, seja ele um disco rígido ou mídias removíveis, como Pen Drives, CDs e DVDs.</text:p>
      <text:p text:style-name="P30"><text:span text:style-name="T17">Estas mídias, especificamente o disco rígido, são </text:span><text:span text:style-name="T18">as principais fontes de vestígios de um crime, já que são nelas que: </text:span><text:span text:style-name="T5">logs </text:span><text:span text:style-name="T18">de </text:span><text:span text:style-name="T5">Firewall</text:span><text:span text:style-name="T18">, Anti-virus, etc., portas de entrada (para ataques futuros), códigos maliciosos, ou qualquer arquivo relacionado ao ataque são armazenados. </text:span><text:span text:style-name="T19">Em outras palavras</text:span><text:span text:style-name="T18">, ao analisar uma mídia de armazenamento, o investigador poderá recuperar arquivos que o criminoso ten</text:span><text:span text:style-name="T19">tou esconder, por exemplo.</text:span></text:p>
      <text:p text:style-name="P33"/>
      <text:p text:style-name="P25">2.3. [NOVOS PARADIGMAS]</text:p>
      <text:p text:style-name="P32">2.3.1. [APARELHOS MOVEIS]</text:p>
      <text:p text:style-name="P29"/>
      <text:p text:style-name="P36"/>
      <text:p text:style-name="P38">3. [PROCESSO PERICIAL]</text:p>
      <text:p text:style-name="P19">Os procedimentos que um perito deve realizar são divididos em quatro etapas, sendo elas:</text:p>
      <text:p text:style-name="P14"/>
      <text:p text:style-name="P34">3.1. [COLETA DE EVIDÊNCIAS]</text:p>
      <text:p text:style-name="P8"/>
      <text:p text:style-name="P35"><text:span text:style-name="T21">A primeira etapa</text:span> realizad<text:span text:style-name="T21">a</text:span> em uma perícia, logo após a chegada ao local, é a coleta de evidências. <text:span text:style-name="T21">Este processo consiste na aquisição do máximo de vestígios possíveis encontrados no local do crime e relacionados aos dispositivos eletrônicos, assim como eles próprios, para realizar um processo de análise logo em seguida. </text:span></text:p>
      <text:p text:style-name="P35"><text:span text:style-name="T21">Esta etapa está ficando cada vez mais complexa, isto porque a quantidade de dados gerados por tráfego de internet ou mesmo por aplicações locais está crescendo conforme as tecnologias evoluem, sendo assim, há uma maior concentração de dados em mídias de armazenamento. Quanto maior a quantidade de dados, maior o tempo que se leva para coletar e recuperar os mesmos. Além disto, a volatilidade do mundo digital dificulta tornar uma evidência confiável para ser utilizada como prova de um crime, visto que qualquer dado pode ser modificado por terceiros. </text:span></text:p>
      <text:p text:style-name="P7">Para que as evidências <text:span text:style-name="T13">coletadas</text:span> sejam tratadas corretamente a fim de se tornarem confiáveis, as mesmas passam por algumas técnicas e processos <text:span text:style-name="T13">que fazem parte da etapa de Coleta de Evidências </text:span>e serão <text:span text:style-name="T7">explorados</text:span> a seguir.</text:p>
      <text:p text:style-name="P39"><text:span text:style-name="T20"/></text:p>
      <text:p text:style-name="P40"><text:span text:style-name="T20">3.1.1. [DUPLICAÇÃO DE DADOS]</text:span></text:p>
      <text:p text:style-name="P41">O primeiro cuidado quando </text:p>
      <text:p text:style-name="P37"><text:span text:style-name="T20"/></text:p>
      <text:p text:style-name="P16">3.2. [EXAME DE EVIDÊNCIAS]</text:p>
      <text:p text:style-name="P17"/>
      <text:p text:style-name="P16">3.3. [ANÁLISE DE EVIDÊNCIAS]</text:p>
      <text:p text:style-name="P17"/>
      <text:p text:style-name="P16">3.4. [APRESENTAÇÃO DE PROVA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31:32.907519711</meta:creation-date>
    <dc:date>2017-11-14T17:57:17.445415260</dc:date>
    <meta:editing-duration>PT3H38M39S</meta:editing-duration>
    <meta:editing-cycles>20</meta:editing-cycles>
    <meta:generator>LibreOffice/5.1.6.2$Linux_X86_64 LibreOffice_project/10m0$Build-2</meta:generator>
    <meta:document-statistic meta:table-count="0" meta:image-count="0" meta:object-count="0" meta:page-count="3" meta:paragraph-count="56" meta:word-count="687" meta:character-count="4589" meta:non-whitespace-character-count="3914"/>
  </office:meta>
</office:document-meta>
</file>